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 fo:min-height="1.02cm" fo:min-width="2.485cm"/>
    </style:style>
    <style:style style:name="gr2" style:family="graphic" style:parent-style-name="standard">
      <style:graphic-properties draw:fill="solid" draw:fill-color="#cfe7f5" draw:textarea-horizontal-align="justify" draw:textarea-vertical-align="middle" draw:auto-grow-height="false" fo:min-height="1.02cm" fo:min-width="5.866cm"/>
    </style:style>
    <style:style style:name="gr3" style:family="graphic" style:parent-style-name="standard">
      <style:graphic-properties draw:fill="solid" draw:fill-color="#cfe7f5" draw:textarea-horizontal-align="justify" draw:textarea-vertical-align="middle" draw:auto-grow-height="false" fo:min-height="1.02cm" fo:min-width="1.835cm"/>
    </style:style>
    <style:style style:name="gr4" style:family="graphic" style:parent-style-name="standard">
      <style:graphic-properties svg:stroke-width="0.081cm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6.1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8.2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5.929cm"/>
    </style:style>
    <style:style style:name="gr8" style:family="graphic" style:parent-style-name="standard">
      <style:graphic-properties draw:fill="solid" draw:fill-color="#cfe7f5" draw:textarea-horizontal-align="justify" draw:textarea-vertical-align="middle" draw:auto-grow-height="false" fo:min-height="1.02cm" fo:min-width="5.5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5.5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1.432cm"/>
    </style:style>
    <style:style style:name="gr11" style:family="graphic" style:parent-style-name="standard">
      <style:graphic-properties draw:marker-end="Arrow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3.81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5.08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4.23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fe7f5"/>
      <style:paragraph-properties fo:text-align="center"/>
      <style:text-properties style:font-name="Monaco" fo:font-size="16pt"/>
    </style:style>
    <style:style style:name="P3" style:family="paragraph">
      <loext:graphic-properties draw:fill="none" draw:fill-color="#ffffff"/>
      <style:paragraph-properties fo:text-align="center"/>
      <style:text-properties style:font-name="Monaco" fo:font-size="10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color="#ce181e" style:font-name="Monaco" fo:font-size="10pt"/>
    </style:style>
    <style:style style:name="P6" style:family="paragraph">
      <loext:graphic-properties draw:fill="none" draw:fill-color="#ffffff"/>
      <style:paragraph-properties fo:text-align="start"/>
      <style:text-properties fo:color="#009353" style:font-name="Monaco" fo:font-size="10pt"/>
    </style:style>
    <style:style style:name="P7" style:family="paragraph">
      <style:paragraph-properties fo:text-align="center"/>
      <style:text-properties fo:font-size="16pt"/>
    </style:style>
    <style:style style:name="P8" style:family="paragraph">
      <style:paragraph-properties fo:text-align="start"/>
      <style:text-properties fo:color="#009353" fo:font-size="10pt"/>
    </style:style>
    <style:style style:name="P9" style:family="paragraph">
      <style:paragraph-properties fo:text-align="start"/>
      <style:text-properties fo:color="#808080" fo:font-size="10pt"/>
    </style:style>
    <style:style style:name="P10" style:family="paragraph">
      <loext:graphic-properties draw:fill="none" draw:fill-color="#ffffff"/>
      <style:paragraph-properties fo:text-align="start"/>
      <style:text-properties fo:color="#808080" style:font-name="Monaco" fo:font-size="10pt"/>
    </style:style>
    <style:style style:name="T1" style:family="text">
      <style:text-properties style:font-name="Monaco" fo:font-size="16pt"/>
    </style:style>
    <style:style style:name="T2" style:family="text">
      <style:text-properties style:font-name="Monaco" fo:font-size="10pt"/>
    </style:style>
    <style:style style:name="T3" style:family="text">
      <style:text-properties fo:color="#ce181e" style:font-name="Monaco" fo:font-size="10pt"/>
    </style:style>
    <style:style style:name="T4" style:family="text">
      <style:text-properties fo:color="#009353" style:font-name="Monaco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985cm" svg:height="1.27cm" svg:x="3.413cm" svg:y="4.096cm">
          <text:p text:style-name="P1"><text:span text:style-name="T1">pers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6.366cm" svg:height="1.27cm" svg:x="8.969cm" svg:y="4.096cm">
          <text:p text:style-name="P1"><text:span text:style-name="T1">Object.prototyp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2.335cm" svg:height="1.27cm" svg:x="17.969cm" svg:y="4.096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6.398cm" svg:y1="4.731cm" svg:x2="8.969cm" svg:y2="4.731cm" draw:start-shape="id1" draw:start-glue-point="1" draw:end-shape="id2" svg:d="M6398 4731h2571" svg:viewBox="0 0 2572 1">
          <text:p/>
        </draw:connector>
        <draw:connector draw:style-name="gr4" draw:text-style-name="P1" draw:layer="layout" svg:x1="15.335cm" svg:y1="4.731cm" svg:x2="17.969cm" svg:y2="4.731cm" draw:start-shape="id2" draw:start-glue-point="1" draw:end-shape="id3" svg:d="M15335 4731h2634" svg:viewBox="0 0 2635 1">
          <text:p/>
        </draw:connector>
        <draw:frame draw:style-name="gr5" draw:text-style-name="P3" draw:layer="layout" svg:width="6.64cm" svg:height="0.687cm" svg:x="4.335cm" svg:y="3.287cm">
          <draw:text-box>
            <text:p text:style-name="P1"><text:span text:style-name="T2">Object.getPrototypeOf(person)</text:span></text:p>
          </draw:text-box>
        </draw:frame>
        <draw:frame draw:style-name="gr6" draw:text-style-name="P3" draw:layer="layout" svg:width="8.757cm" svg:height="0.687cm" svg:x="12.235cm" svg:y="3.288cm">
          <draw:text-box>
            <text:p text:style-name="P1"><text:span text:style-name="T2">Object.getPrototypeOf(Object.prototype)</text:span></text:p>
          </draw:text-box>
        </draw:frame>
      </draw:page>
      <draw:page draw:name="page2" draw:style-name="dp1" draw:master-page-name="Default">
        <draw:custom-shape draw:style-name="gr1" draw:text-style-name="P2" xml:id="id7" draw:id="id7" draw:layer="layout" svg:width="2.985cm" svg:height="1.27cm" svg:x="9.413cm" svg:y="4.095cm">
          <text:p text:style-name="P1"><text:span text:style-name="T1">pers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6.366cm" svg:height="1.27cm" svg:x="14.969cm" svg:y="4.095cm">
          <text:p text:style-name="P1"><text:span text:style-name="T1">Object.prototyp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2.335cm" svg:height="1.27cm" svg:x="23.969cm" svg:y="4.095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2.398cm" svg:y1="4.73cm" svg:x2="14.969cm" svg:y2="4.73cm" svg:d="M12398 4730h2571" svg:viewBox="0 0 2572 1">
          <text:p/>
        </draw:connector>
        <draw:connector draw:style-name="gr4" draw:text-style-name="P1" draw:layer="layout" svg:x1="21.335cm" svg:y1="4.73cm" svg:x2="23.969cm" svg:y2="4.73cm" draw:start-shape="id4" draw:start-glue-point="1" draw:end-shape="id5" svg:d="M21335 4730h2634" svg:viewBox="0 0 2635 1">
          <text:p/>
        </draw:connector>
        <draw:frame draw:style-name="gr5" draw:text-style-name="P3" draw:layer="layout" svg:width="6.64cm" svg:height="0.687cm" svg:x="10.335cm" svg:y="2.786cm">
          <draw:text-box>
            <text:p text:style-name="P1"><text:span text:style-name="T2">Object.getPrototypeOf(person)</text:span></text:p>
          </draw:text-box>
        </draw:frame>
        <draw:frame draw:style-name="gr6" draw:text-style-name="P3" draw:layer="layout" svg:width="8.757cm" svg:height="0.687cm" svg:x="18.235cm" svg:y="3.287cm">
          <draw:text-box>
            <text:p text:style-name="P1"><text:span text:style-name="T2">Object.getPrototypeOf(Object.prototype)</text:span></text:p>
          </draw:text-box>
        </draw:frame>
        <draw:custom-shape draw:style-name="gr1" draw:text-style-name="P2" xml:id="id6" draw:id="id6" draw:layer="layout" svg:width="2.985cm" svg:height="1.27cm" svg:x="4.412cm" svg:y="4.095cm">
          <text:p text:style-name="P1"><text:span text:style-name="T1">child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397cm" svg:y1="4.73cm" svg:x2="9.413cm" svg:y2="4.73cm" draw:start-shape="id6" draw:start-glue-point="1" draw:end-shape="id7" svg:d="M7397 4730h2016" svg:viewBox="0 0 2017 1">
          <text:p/>
        </draw:connector>
        <draw:frame draw:style-name="gr7" draw:text-style-name="P3" draw:layer="layout" svg:width="6.429cm" svg:height="0.687cm" svg:x="5.135cm" svg:y="3.287cm">
          <draw:text-box>
            <text:p text:style-name="P1"><text:span text:style-name="T2">Object.getPrototypeOf(child)</text:span></text:p>
          </draw:text-box>
        </draw:frame>
      </draw:page>
      <draw:page draw:name="page3" draw:style-name="dp1" draw:master-page-name="Default">
        <draw:custom-shape draw:style-name="gr8" draw:text-style-name="P2" xml:id="id8" draw:id="id8" draw:layer="layout" svg:width="6.064cm" svg:height="1.27cm" svg:x="6.734cm" svg:y="4.095cm">
          <text:p text:style-name="P1"><text:span text:style-name="T1">Person.prototyp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6.366cm" svg:height="1.27cm" svg:x="14.969cm" svg:y="4.095cm">
          <text:p text:style-name="P1"><text:span text:style-name="T1">Object.prototyp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2.335cm" svg:height="1.27cm" svg:x="23.969cm" svg:y="4.095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2.798cm" svg:y1="4.73cm" svg:x2="14.969cm" svg:y2="4.73cm" draw:start-shape="id8" draw:start-glue-point="1" svg:d="M12798 4730h2171" svg:viewBox="0 0 2172 1">
          <text:p/>
        </draw:connector>
        <draw:connector draw:style-name="gr4" draw:text-style-name="P1" draw:layer="layout" svg:x1="21.335cm" svg:y1="4.73cm" svg:x2="23.969cm" svg:y2="4.73cm" draw:start-shape="id9" draw:start-glue-point="1" draw:end-shape="id10" svg:d="M21335 4730h2634" svg:viewBox="0 0 2635 1">
          <text:p/>
        </draw:connector>
        <draw:frame draw:style-name="gr6" draw:text-style-name="P3" draw:layer="layout" svg:width="8.757cm" svg:height="0.687cm" svg:x="9.335cm" svg:y="3.286cm">
          <draw:text-box>
            <text:p text:style-name="P1"><text:span text:style-name="T2">Object.getPrototypeOf(Person.prototype)</text:span></text:p>
          </draw:text-box>
        </draw:frame>
        <draw:frame draw:style-name="gr6" draw:text-style-name="P3" draw:layer="layout" svg:width="8.757cm" svg:height="0.687cm" svg:x="18.235cm" svg:y="3.287cm">
          <draw:text-box>
            <text:p text:style-name="P1"><text:span text:style-name="T2">Object.getPrototypeOf(Object.prototype)</text:span></text:p>
          </draw:text-box>
        </draw:frame>
        <draw:custom-shape draw:style-name="gr1" draw:text-style-name="P2" xml:id="id11" draw:id="id11" draw:layer="layout" svg:width="2.985cm" svg:height="1.27cm" svg:x="1.812cm" svg:y="4.095cm">
          <text:p text:style-name="P1"><text:span text:style-name="T1">person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797cm" svg:y1="4.73cm" svg:x2="6.734cm" svg:y2="4.73cm" draw:start-shape="id11" draw:start-glue-point="1" draw:end-shape="id8" svg:d="M4797 4730h1937" svg:viewBox="0 0 1938 1">
          <text:p/>
        </draw:connector>
        <draw:frame draw:style-name="gr5" draw:text-style-name="P3" draw:layer="layout" svg:width="6.64cm" svg:height="0.687cm" svg:x="2.535cm" svg:y="3.287cm">
          <draw:text-box>
            <text:p text:style-name="P1"><text:span text:style-name="T2">Object.getPrototypeOf(person)</text:span></text:p>
          </draw:text-box>
        </draw:frame>
      </draw:page>
      <draw:page draw:name="page4" draw:style-name="dp1" draw:master-page-name="Default">
        <draw:custom-shape draw:style-name="gr8" draw:text-style-name="P2" xml:id="id12" draw:id="id12" draw:layer="layout" svg:width="6.064cm" svg:height="1.27cm" svg:x="8.734cm" svg:y="4.395cm">
          <text:p text:style-name="P1"><text:span text:style-name="T1">Person.prototyp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6.366cm" svg:height="1.27cm" svg:x="17.569cm" svg:y="4.395cm">
          <text:p text:style-name="P1"><text:span text:style-name="T1">Object.prototyp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4" draw:id="id14" draw:layer="layout" svg:width="2.335cm" svg:height="1.27cm" svg:x="24.769cm" svg:y="4.395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4.798cm" svg:y1="5.03cm" svg:x2="17.569cm" svg:y2="5.03cm" draw:start-shape="id12" draw:start-glue-point="1" draw:end-shape="id13" svg:d="M14798 5030h2771" svg:viewBox="0 0 2772 1">
          <text:p/>
        </draw:connector>
        <draw:connector draw:style-name="gr4" draw:text-style-name="P1" draw:layer="layout" svg:x1="23.935cm" svg:y1="5.03cm" svg:x2="24.769cm" svg:y2="5.03cm" draw:start-shape="id13" draw:start-glue-point="1" draw:end-shape="id14" svg:d="M23935 5030h834" svg:viewBox="0 0 835 1">
          <text:p/>
        </draw:connector>
        <draw:custom-shape draw:style-name="gr1" draw:text-style-name="P2" xml:id="id15" draw:id="id15" draw:layer="layout" svg:width="2.985cm" svg:height="1.27cm" svg:x="1.812cm" svg:y="4.395cm">
          <text:p text:style-name="P1"><text:span text:style-name="T1">person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797cm" svg:y1="5.03cm" svg:x2="8.734cm" svg:y2="5.03cm" draw:start-shape="id15" draw:start-glue-point="1" draw:end-shape="id12" svg:d="M4797 5030h3937" svg:viewBox="0 0 3938 1">
          <text:p/>
        </draw:connector>
        <draw:frame draw:style-name="gr9" draw:text-style-name="P5" xml:id="id16" draw:id="id16" draw:layer="layout" svg:width="6.005cm" svg:height="1.123cm" svg:x="1.535cm" svg:y="2.787cm">
          <draw:text-box>
            <text:p text:style-name="P4"><text:span text:style-name="T3">Do you have “getFullName”?</text:span></text:p>
            <text:p text:style-name="P4"><text:span text:style-name="T3">NO, ask my prototype</text:span></text:p>
          </draw:text-box>
        </draw:frame>
        <draw:frame draw:style-name="gr10" draw:text-style-name="P6" xml:id="id17" draw:id="id17" draw:layer="layout" svg:width="11.932cm" svg:height="1.559cm" svg:x="8.435cm" svg:y="2.788cm">
          <draw:text-box>
            <text:p text:style-name="P4"><text:span text:style-name="T4">Do you have “getFullName”?</text:span></text:p>
            <text:p text:style-name="P4"><text:span text:style-name="T4">YES, it’s a function, you can call it</text:span></text:p>
            <text:p text:style-name="P4"><text:span text:style-name="T4">By the way, “this” will be the object you called it on</text:span></text:p>
          </draw:text-box>
        </draw:frame>
        <draw:connector draw:style-name="gr11" draw:text-style-name="P1" draw:layer="layout" svg:x1="7.54cm" svg:y1="3.348cm" svg:x2="8.435cm" svg:y2="3.567cm" draw:start-shape="id16" draw:start-glue-point="1" draw:end-shape="id17" draw:end-glue-point="3" svg:d="M7540 3348h448v219h447" svg:viewBox="0 0 896 220">
          <text:p/>
        </draw:connector>
      </draw:page>
      <draw:page draw:name="page5" draw:style-name="dp1" draw:master-page-name="Default">
        <draw:custom-shape draw:style-name="gr1" draw:text-style-name="P2" xml:id="id18" draw:id="id18" draw:layer="layout" svg:width="2.985cm" svg:height="1.27cm" svg:x="8.513cm" svg:y="4.095cm">
          <text:p text:style-name="P1"><text:span text:style-name="T1">pers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6.366cm" svg:height="1.27cm" svg:x="14.569cm" svg:y="4.095cm">
          <text:p text:style-name="P1"><text:span text:style-name="T1">Object.prototyp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0" draw:id="id20" draw:layer="layout" svg:width="2.335cm" svg:height="1.27cm" svg:x="23.669cm" svg:y="4.095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498cm" svg:y1="4.73cm" svg:x2="14.569cm" svg:y2="4.73cm" draw:start-shape="id18" draw:end-shape="id19" svg:d="M11498 4730h3071" svg:viewBox="0 0 3072 1">
          <text:p/>
        </draw:connector>
        <draw:connector draw:style-name="gr4" draw:text-style-name="P1" draw:layer="layout" svg:x1="20.935cm" svg:y1="4.73cm" svg:x2="23.669cm" svg:y2="4.73cm" draw:start-shape="id19" draw:start-glue-point="1" draw:end-shape="id20" svg:d="M20935 4730h2734" svg:viewBox="0 0 2735 1">
          <text:p/>
        </draw:connector>
        <draw:custom-shape draw:style-name="gr1" draw:text-style-name="P2" xml:id="id21" draw:id="id21" draw:layer="layout" svg:width="2.985cm" svg:height="1.27cm" svg:x="2.112cm" svg:y="4.095cm">
          <text:p text:style-name="P1"><text:span text:style-name="T1">child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097cm" svg:y1="4.73cm" svg:x2="8.513cm" svg:y2="4.73cm" draw:start-shape="id21" draw:start-glue-point="1" draw:end-shape="id18" svg:d="M5097 4730h3416" svg:viewBox="0 0 3417 1">
          <text:p/>
        </draw:connector>
        <draw:frame draw:style-name="gr12" draw:text-style-name="P6" draw:layer="layout" svg:width="4.312cm" svg:height="1.123cm" svg:x="1.835cm" svg:y="2.787cm">
          <draw:text-box>
            <text:p text:style-name="P4"><text:span text:style-name="T4">Do you have “age”?</text:span></text:p>
            <text:p text:style-name="P4"><text:span text:style-name="T4">YES, it’s 12</text:span></text:p>
          </draw:text-box>
        </draw:frame>
      </draw:page>
      <draw:page draw:name="page6" draw:style-name="dp1" draw:master-page-name="Default">
        <draw:custom-shape draw:style-name="gr1" draw:text-style-name="P2" xml:id="id22" draw:id="id22" draw:layer="layout" svg:width="2.985cm" svg:height="1.27cm" svg:x="8.513cm" svg:y="4.095cm">
          <text:p text:style-name="P1"><text:span text:style-name="T1">pers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3" draw:id="id23" draw:layer="layout" svg:width="6.366cm" svg:height="1.27cm" svg:x="14.569cm" svg:y="4.095cm">
          <text:p text:style-name="P1"><text:span text:style-name="T1">Object.prototyp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4" draw:id="id24" draw:layer="layout" svg:width="2.335cm" svg:height="1.27cm" svg:x="23.669cm" svg:y="4.095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498cm" svg:y1="4.73cm" svg:x2="14.569cm" svg:y2="4.73cm" draw:start-shape="id22" draw:end-shape="id23" svg:d="M11498 4730h3071" svg:viewBox="0 0 3072 1">
          <text:p/>
        </draw:connector>
        <draw:connector draw:style-name="gr4" draw:text-style-name="P1" draw:layer="layout" svg:x1="20.935cm" svg:y1="4.73cm" svg:x2="23.669cm" svg:y2="4.73cm" draw:start-shape="id23" draw:start-glue-point="1" draw:end-shape="id24" svg:d="M20935 4730h2734" svg:viewBox="0 0 2735 1">
          <text:p/>
        </draw:connector>
        <draw:custom-shape draw:style-name="gr1" draw:text-style-name="P2" xml:id="id25" draw:id="id25" draw:layer="layout" svg:width="2.985cm" svg:height="1.27cm" svg:x="2.112cm" svg:y="4.095cm">
          <text:p text:style-name="P1"><text:span text:style-name="T1">child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097cm" svg:y1="4.73cm" svg:x2="8.513cm" svg:y2="4.73cm" draw:start-shape="id25" draw:start-glue-point="1" draw:end-shape="id22" svg:d="M5097 4730h3416" svg:viewBox="0 0 3417 1">
          <text:p/>
        </draw:connector>
        <draw:frame draw:style-name="gr13" draw:text-style-name="P5" xml:id="id26" draw:id="id26" draw:layer="layout" svg:width="5.582cm" svg:height="1.123cm" svg:x="1.835cm" svg:y="2.787cm">
          <draw:text-box>
            <text:p text:style-name="P4"><text:span text:style-name="T3">Do you have “firstName”?</text:span></text:p>
            <text:p text:style-name="P4"><text:span text:style-name="T3">NO, ask my prototype</text:span></text:p>
          </draw:text-box>
        </draw:frame>
        <draw:frame draw:style-name="gr13" draw:text-style-name="P6" xml:id="id27" draw:id="id27" draw:layer="layout" svg:width="5.582cm" svg:height="1.123cm" svg:x="8.235cm" svg:y="2.788cm">
          <draw:text-box>
            <text:p text:style-name="P4"><text:span text:style-name="T4">Do you have “firstName”?</text:span></text:p>
            <text:p text:style-name="P4"><text:span text:style-name="T4">YES, it’s “Bob”</text:span></text:p>
          </draw:text-box>
        </draw:frame>
        <draw:connector draw:style-name="gr11" draw:text-style-name="P1" draw:layer="layout" svg:x1="7.417cm" svg:y1="3.348cm" svg:x2="8.235cm" svg:y2="3.349cm" draw:start-shape="id26" draw:start-glue-point="1" draw:end-shape="id27" draw:end-glue-point="3" svg:d="M7417 3348h409v1h409" svg:viewBox="0 0 819 2">
          <text:p/>
        </draw:connector>
      </draw:page>
      <draw:page draw:name="page7" draw:style-name="dp1" draw:master-page-name="Default">
        <draw:custom-shape draw:style-name="gr1" draw:text-style-name="P2" xml:id="id28" draw:id="id28" draw:layer="layout" svg:width="2.985cm" svg:height="1.27cm" svg:x="8.513cm" svg:y="4.095cm">
          <text:p text:style-name="P1"><text:span text:style-name="T1">pers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6.366cm" svg:height="1.27cm" svg:x="14.569cm" svg:y="4.095cm">
          <text:p text:style-name="P1"><text:span text:style-name="T1">Object.prototyp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0" draw:id="id30" draw:layer="layout" svg:width="2.335cm" svg:height="1.27cm" svg:x="23.669cm" svg:y="4.095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498cm" svg:y1="4.73cm" svg:x2="14.569cm" svg:y2="4.73cm" draw:start-shape="id28" draw:end-shape="id29" svg:d="M11498 4730h3071" svg:viewBox="0 0 3072 1">
          <text:p/>
        </draw:connector>
        <draw:connector draw:style-name="gr4" draw:text-style-name="P1" draw:layer="layout" svg:x1="20.935cm" svg:y1="4.73cm" svg:x2="23.669cm" svg:y2="4.73cm" draw:start-shape="id29" draw:start-glue-point="1" draw:end-shape="id30" svg:d="M20935 4730h2734" svg:viewBox="0 0 2735 1">
          <text:p/>
        </draw:connector>
        <draw:custom-shape draw:style-name="gr1" draw:text-style-name="P2" xml:id="id31" draw:id="id31" draw:layer="layout" svg:width="2.985cm" svg:height="1.27cm" svg:x="2.112cm" svg:y="4.095cm">
          <text:p text:style-name="P1"><text:span text:style-name="T1">child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097cm" svg:y1="4.73cm" svg:x2="8.513cm" svg:y2="4.73cm" draw:start-shape="id31" draw:start-glue-point="1" draw:end-shape="id28" svg:d="M5097 4730h3416" svg:viewBox="0 0 3417 1">
          <text:p/>
        </draw:connector>
        <draw:frame draw:style-name="gr14" draw:text-style-name="P5" xml:id="id32" draw:id="id32" draw:layer="layout" svg:width="4.735cm" svg:height="1.123cm" svg:x="1.835cm" svg:y="2.787cm">
          <draw:text-box>
            <text:p text:style-name="P4"><text:span text:style-name="T3">Do you have “foo”?</text:span></text:p>
            <text:p text:style-name="P4"><text:span text:style-name="T3">NO, ask my prototype</text:span></text:p>
          </draw:text-box>
        </draw:frame>
        <draw:frame draw:style-name="gr14" draw:text-style-name="P5" xml:id="id33" draw:id="id33" draw:layer="layout" svg:width="4.735cm" svg:height="1.123cm" svg:x="8.235cm" svg:y="2.788cm">
          <draw:text-box>
            <text:p text:style-name="P4"><text:span text:style-name="T3">Do you have “foo”?</text:span></text:p>
            <text:p text:style-name="P4"><text:span text:style-name="T3">NO, ask my prototype</text:span></text:p>
          </draw:text-box>
        </draw:frame>
        <draw:connector draw:style-name="gr11" draw:text-style-name="P1" draw:layer="layout" svg:x1="6.57cm" svg:y1="3.348cm" svg:x2="8.235cm" svg:y2="3.349cm" draw:start-shape="id32" draw:start-glue-point="1" draw:end-shape="id33" draw:end-glue-point="3" svg:d="M6570 3348h833v1h832" svg:viewBox="0 0 1666 2">
          <text:p/>
        </draw:connector>
        <draw:frame draw:style-name="gr13" draw:text-style-name="P5" xml:id="id34" draw:id="id34" draw:layer="layout" svg:width="5.582cm" svg:height="1.123cm" svg:x="14.235cm" svg:y="2.789cm">
          <draw:text-box>
            <text:p text:style-name="P4"><text:span text:style-name="T3">Do you have “foo”?</text:span></text:p>
            <text:p text:style-name="P4"><text:span text:style-name="T3">NO, it’s undefined, dude</text:span></text:p>
          </draw:text-box>
        </draw:frame>
        <draw:connector draw:style-name="gr11" draw:text-style-name="P1" draw:layer="layout" svg:x1="12.97cm" svg:y1="3.349cm" svg:x2="14.235cm" svg:y2="3.35cm" draw:start-shape="id33" draw:start-glue-point="1" draw:end-shape="id34" draw:end-glue-point="3" svg:d="M12970 3349h633v1h632" svg:viewBox="0 0 1266 2">
          <text:p/>
        </draw:connector>
      </draw:page>
      <draw:page draw:name="page8" draw:style-name="dp1" draw:master-page-name="Default">
        <draw:custom-shape draw:style-name="gr1" draw:text-style-name="P2" xml:id="id35" draw:id="id35" draw:layer="layout" svg:width="2.985cm" svg:height="1.27cm" svg:x="8.513cm" svg:y="4.095cm">
          <text:p text:style-name="P7"><text:span text:style-name="T1">pers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6.366cm" svg:height="1.27cm" svg:x="14.569cm" svg:y="4.095cm">
          <text:p text:style-name="P7"><text:span text:style-name="T1">Object.prototyp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7" draw:id="id37" draw:layer="layout" svg:width="2.335cm" svg:height="1.27cm" svg:x="23.669cm" svg:y="4.095cm">
          <text:p text:style-name="P7"><text:span text:style-name="T1">null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498cm" svg:y1="4.73cm" svg:x2="14.569cm" svg:y2="4.73cm" draw:start-shape="id35" draw:end-shape="id36" svg:d="M11498 4730h3071" svg:viewBox="0 0 3072 1">
          <text:p/>
        </draw:connector>
        <draw:connector draw:style-name="gr4" draw:text-style-name="P1" draw:layer="layout" svg:x1="20.935cm" svg:y1="4.73cm" svg:x2="23.669cm" svg:y2="4.73cm" draw:start-shape="id36" draw:start-glue-point="1" draw:end-shape="id37" svg:d="M20935 4730h2734" svg:viewBox="0 0 2735 1">
          <text:p/>
        </draw:connector>
        <draw:custom-shape draw:style-name="gr1" draw:text-style-name="P2" xml:id="id38" draw:id="id38" draw:layer="layout" svg:width="2.985cm" svg:height="1.27cm" svg:x="2.112cm" svg:y="4.095cm">
          <text:p text:style-name="P7"><text:span text:style-name="T1">child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097cm" svg:y1="4.73cm" svg:x2="8.513cm" svg:y2="4.73cm" draw:start-shape="id38" draw:start-glue-point="1" draw:end-shape="id35" svg:d="M5097 4730h3416" svg:viewBox="0 0 3417 1">
          <text:p/>
        </draw:connector>
        <draw:frame draw:style-name="gr13" draw:text-style-name="P6" draw:layer="layout" svg:width="5.582cm" svg:height="1.123cm" svg:x="1.835cm" svg:y="2.787cm">
          <draw:text-box>
            <text:p text:style-name="P8"><text:span text:style-name="T4">Do you have “firstName”?</text:span></text:p>
            <text:p text:style-name="P8"><text:span text:style-name="T4">YES, it’s “Megan”</text:span></text:p>
          </draw:text-box>
        </draw:frame>
        <draw:frame draw:style-name="gr13" draw:text-style-name="P10" draw:layer="layout" svg:width="5.582cm" svg:height="1.123cm" svg:x="8.235cm" svg:y="2.788cm">
          <draw:text-box>
            <text:p text:style-name="P9"><text:span text:style-name="T2">(I’m bored...)</text:span></text:p>
          </draw:text-box>
        </draw:frame>
      </draw:page>
      <draw:page draw:name="page9" draw:style-name="dp1" draw:master-page-name="Default">
        <draw:custom-shape draw:style-name="gr1" draw:text-style-name="P2" xml:id="id39" draw:id="id39" draw:layer="layout" svg:width="2.985cm" svg:height="1.27cm" svg:x="8.513cm" svg:y="4.095cm">
          <text:p text:style-name="P1"><text:span text:style-name="T1">pers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6.366cm" svg:height="1.27cm" svg:x="14.569cm" svg:y="4.095cm">
          <text:p text:style-name="P1"><text:span text:style-name="T1">Object.prototyp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1" draw:id="id41" draw:layer="layout" svg:width="2.335cm" svg:height="1.27cm" svg:x="23.669cm" svg:y="4.095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498cm" svg:y1="4.73cm" svg:x2="14.569cm" svg:y2="4.73cm" draw:start-shape="id39" draw:end-shape="id40" svg:d="M11498 4730h3071" svg:viewBox="0 0 3072 1">
          <text:p/>
        </draw:connector>
        <draw:connector draw:style-name="gr4" draw:text-style-name="P1" draw:layer="layout" svg:x1="20.935cm" svg:y1="4.73cm" svg:x2="23.669cm" svg:y2="4.73cm" draw:start-shape="id40" draw:start-glue-point="1" draw:end-shape="id41" svg:d="M20935 4730h2734" svg:viewBox="0 0 2735 1">
          <text:p/>
        </draw:connector>
        <draw:custom-shape draw:style-name="gr1" draw:text-style-name="P2" xml:id="id42" draw:id="id42" draw:layer="layout" svg:width="2.985cm" svg:height="1.27cm" svg:x="2.112cm" svg:y="4.095cm">
          <text:p text:style-name="P1"><text:span text:style-name="T1">child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097cm" svg:y1="4.73cm" svg:x2="8.513cm" svg:y2="4.73cm" draw:start-shape="id42" draw:start-glue-point="1" draw:end-shape="id39" svg:d="M5097 4730h3416" svg:viewBox="0 0 3417 1">
          <text:p/>
        </draw:connector>
        <draw:frame draw:style-name="gr13" draw:text-style-name="P5" xml:id="id43" draw:id="id43" draw:layer="layout" svg:width="5.582cm" svg:height="1.123cm" svg:x="1.835cm" svg:y="2.787cm">
          <draw:text-box>
            <text:p text:style-name="P4"><text:span text:style-name="T3">Do you have “lastName”?</text:span></text:p>
            <text:p text:style-name="P4"><text:span text:style-name="T3">NO, ask my prototype</text:span></text:p>
          </draw:text-box>
        </draw:frame>
        <draw:frame draw:style-name="gr13" draw:text-style-name="P6" xml:id="id44" draw:id="id44" draw:layer="layout" svg:width="5.582cm" svg:height="1.123cm" svg:x="8.235cm" svg:y="2.788cm">
          <draw:text-box>
            <text:p text:style-name="P4"><text:span text:style-name="T4">Do you have “lastName”?</text:span></text:p>
            <text:p text:style-name="P4"><text:span text:style-name="T4">YES, it’s “Page”</text:span></text:p>
          </draw:text-box>
        </draw:frame>
        <draw:connector draw:style-name="gr11" draw:text-style-name="P1" draw:layer="layout" svg:x1="7.417cm" svg:y1="3.348cm" svg:x2="8.235cm" svg:y2="3.349cm" draw:start-shape="id43" draw:start-glue-point="1" draw:end-shape="id44" draw:end-glue-point="3" svg:d="M7417 3348h409v1h409" svg:viewBox="0 0 819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5:09:06.049446163</meta:creation-date>
    <dc:date>2018-02-27T17:29:00.209853025</dc:date>
    <meta:editing-duration>PT1H18M36S</meta:editing-duration>
    <meta:editing-cycles>13</meta:editing-cycles>
    <meta:generator>LibreOffice/5.4.1.2$MacOSX_X86_64 LibreOffice_project/ea7cb86e6eeb2bf3a5af73a8f7777ac570321527</meta:generator>
    <meta:document-statistic meta:object-count="86"/>
  </office:meta>
</office:document-meta>
</file>